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style:text-underline-style="non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utilisateur(<text:span text:style-name="T1">PseudoUser</text:span><text:span text:style-name="T2">, AdresseMel, DateNaissance, Sexe, Ville, Etude, nbMessage, MoyenneQualitéMsg, LangageProg, NiveauProg, DerniereConnexion, </text:span><text:span text:style-name="T2">#Rang, #status)</text:span></text:p>
      <text:p text:style-name="P1"/>
      <text:p text:style-name="Standard"><text:span text:style-name="T2">Status(</text:span><text:span text:style-name="T1">IntituléStatus</text:span><text:span text:style-name="T2">)</text:span></text:p>
      <text:p text:style-name="P1"/>
      <text:p text:style-name="Standard"><text:span text:style-name="T2">Message(</text:span><text:span text:style-name="T1">IdMessage</text:span><text:span text:style-name="T2">, DateMessage, Contenu, Qualité, </text:span><text:span text:style-name="T2">#PseudoUser, #IdSujet)</text:span></text:p>
      <text:p text:style-name="P1"/>
      <text:p text:style-name="Standard"><text:span text:style-name="T2">Sujet(</text:span><text:span text:style-name="T1">IdSignal</text:span><text:span text:style-name="T2">, DateCreation, Popularité, </text:span><text:span text:style-name="T2">#NomCategorie, #PseudoUser)</text:span></text:p>
      <text:p text:style-name="P1"/>
      <text:p text:style-name="Standard"><text:span text:style-name="T2">Catégorie(</text:span><text:span text:style-name="T1">NomCategorie</text:span><text:span text:style-name="T2">, popularité, </text:span><text:span text:style-name="T2">#NomSection)</text:span></text:p>
      <text:p text:style-name="P1"/>
      <text:p text:style-name="Standard"><text:span text:style-name="T2">Section(</text:span><text:span text:style-name="T1">NomSection</text:span><text:span text:style-name="T2">, Popularité</text:span><text:span text:style-name="T2">)</text:span></text:p>
      <text:p text:style-name="P1"/>
      <text:p text:style-name="Standard"><text:span text:style-name="T2">Rang(</text:span><text:span text:style-name="T1">NomRang</text:span><text:span text:style-name="T2">, PalierAcces</text:span><text:span text:style-name="T2">)</text:span></text:p>
      <text:p text:style-name="P1"/>
      <text:p text:style-name="Standard"><text:span text:style-name="T2">Support(</text:span><text:span text:style-name="T1">Idsupport</text:span><text:span text:style-name="T2">, systemeExploitation, NavigateurWeb</text:span><text:span text:style-name="T2">)</text:span></text:p>
      <text:p text:style-name="P1"/>
      <text:p text:style-name="Standard"><text:span text:style-name="T2">Statistiques(</text:span><text:span text:style-name="T1">Date</text:span><text:span text:style-name="T2">, </text:span><text:span text:style-name="T1">TrancheHoraire</text:span><text:span text:style-name="T2">, NbConnections, NbMessagesPostés</text:span><text:span text:style-name="T2">)</text:span></text:p>
      <text:p text:style-name="P1"/>
      <text:p text:style-name="Standard"><text:span text:style-name="T2">Navigue(</text:span><text:span text:style-name="T1">#IdSupport</text:span><text:span text:style-name="T2">, </text:span><text:span text:style-name="T1">#PseudoUser</text:span><text:span text:style-name="T2">)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Droid Sans Fallback" style:font-size-asian="14pt" style:font-name-complex="Noto Sans Devanagari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Noto Sans Devanagari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Noto Sans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3-15T22:12:17.702761561</meta:creation-date>
    <dc:date>2017-03-15T23:02:28.48</dc:date>
    <meta:editing-duration>PT13M18S</meta:editing-duration>
    <meta:editing-cycles>4</meta:editing-cycles>
    <meta:generator>OpenOffice/4.1.2$Win32 OpenOffice.org_project/412m3$Build-9782</meta:generator>
    <meta:document-statistic meta:table-count="0" meta:image-count="0" meta:object-count="0" meta:page-count="1" meta:paragraph-count="10" meta:word-count="41" meta:character-count="582"/>
  </office:meta>
</office:document-meta>
</file>